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8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7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5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5.17607432582002E-05</text:p>
          </table:table-cell>
          <table:table-cell table:formula="of:=[.N95]*1000" office:value-type="float" office:value="0.0517607432582002" calcext:value-type="float">
            <text:p>0.051760743258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1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9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table:style-name="Default"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5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table:style-name="Default"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9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table:style-name="Default"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table:style-name="Default"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table:style-name="Default"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table:style-name="Default"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table:style-name="Default"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table:style-name="Default"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table:style-name="Default"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table:style-name="Default"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7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table:style-name="Default"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table:style-name="Default"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table:style-name="Default"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table:style-name="Default"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8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112])" office:value-type="float" office:value="0.00003275831303391" calcext:value-type="float">
            <text:p>3.275831303391E-05</text:p>
          </table:table-cell>
          <table:table-cell table:formula="of:=AVERAGE([.N2:.N112])" office:value-type="float" office:value="0.0000527192634979928" calcext:value-type="float">
            <text:p>5.27192634979928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3">00/00/0000</text:date>, <text:time style:data-style-name="N2" text:time-value="22:18:05.924951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7-13T22:19:56.274588356</dc:date>
    <meta:editing-duration>PT18H19M49S</meta:editing-duration>
    <meta:editing-cycles>105</meta:editing-cycles>
    <meta:generator>LibreOffice/7.0.4.2$Linux_X86_64 LibreOffice_project/00$Build-2</meta:generator>
    <meta:document-statistic meta:table-count="1" meta:cell-count="1893" meta:object-count="0"/>
  </office:meta>
</office:document-meta>
</file>